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4.75cm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marker-end="Puntas_20_de_20_flecha_20_1" draw:marker-end-width="0.3cm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5" style:family="graphic" style:parent-style-name="objectwithoutfill">
      <style:graphic-properties draw:marker-end="Puntas_20_de_20_flecha_20_2" draw:marker-end-width="0.3cm" draw:fill="none" draw:textarea-vertical-align="middl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1cm" fo:min-width="2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8" style:family="graphic" style:parent-style-name="standard">
      <style:graphic-properties svg:stroke-color="#3465a4" draw:fill-color="#ff8000" draw:textarea-horizontal-align="justify" draw:textarea-vertical-align="middle" draw:auto-grow-height="false" fo:min-height="1cm" fo:min-width="2cm" loext:decorative="false"/>
    </style:style>
    <style:style style:name="gr9" style:family="graphic" style:parent-style-name="objectwithoutfill">
      <style:graphic-properties svg:stroke-color="#3465a4" draw:fill="none" draw:fill-color="#ff8000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2cm" loext:decorative="false"/>
      <style:paragraph-properties style:writing-mode="lr-tb"/>
    </style:style>
    <style:style style:name="gr12" style:family="graphic" style:parent-style-name="objectwithoutfill">
      <style:graphic-properties svg:stroke-color="#3465a4" draw:marker-end="Puntas_20_de_20_flecha_20_3" draw:marker-end-width="0.3cm" draw:fill="none" draw:fill-color="#ff8000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4.2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5cm" loext:decorative="false"/>
      <style:paragraph-properties style:writing-mode="lr-tb"/>
    </style:style>
    <style:style style:name="gr15" style:family="graphic" style:parent-style-name="objectwithoutfill">
      <style:graphic-properties svg:stroke-color="#3465a4" draw:marker-end="Puntas_20_de_20_flecha_20_4" draw:marker-end-width="0.3cm" draw:fill="none" draw:fill-color="#ff8000" draw:textarea-vertical-align="middle" loext:decorative="false"/>
    </style:style>
    <style:style style:name="gr16" style:family="graphic" style:parent-style-name="standard">
      <style:graphic-properties svg:stroke-color="#3465a4" draw:fill-color="#800080" draw:textarea-horizontal-align="justify" draw:textarea-vertical-align="middle" draw:auto-grow-height="false" fo:min-height="1cm" fo:min-width="2cm" loext:decorative="false"/>
    </style:style>
    <style:style style:name="gr17" style:family="graphic" style:parent-style-name="objectwithoutfill">
      <style:graphic-properties svg:stroke-color="#3465a4" draw:fill="none" draw:fill-color="#800080" draw:textarea-vertical-align="middle" loext:decorative="false"/>
    </style:style>
    <style:style style:name="gr18" style:family="graphic" style:parent-style-name="standard">
      <style:graphic-properties svg:stroke-color="#3465a4" draw:fill-color="#ff0000" draw:textarea-horizontal-align="justify" draw:textarea-vertical-align="middle" draw:auto-grow-height="false" fo:min-height="1cm" fo:min-width="1.5cm" loext:decorative="false"/>
    </style:style>
    <style:style style:name="gr19" style:family="graphic" style:parent-style-name="objectwithoutfill">
      <style:graphic-properties svg:stroke-color="#3465a4" draw:fill="none" draw:fill-color="#ff0000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3.75cm" loext:decorative="false"/>
      <style:paragraph-properties style:writing-mode="lr-tb"/>
    </style:style>
    <style:style style:name="gr21" style:family="graphic" style:parent-style-name="objectwithoutfill">
      <style:graphic-properties svg:stroke-color="#3465a4" draw:marker-end="Puntas_20_de_20_flecha_20_5" draw:marker-end-width="0.3cm" draw:fill="none" draw:fill-color="#ff0000" draw:textarea-vertical-align="middle" loext:decorative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2.5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3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8000"/>
      <style:paragraph-properties fo:text-align="center"/>
    </style:style>
    <style:style style:name="P5" style:family="paragraph">
      <loext:graphic-properties draw:fill="none" draw:fill-color="#ff8000"/>
      <style:paragraph-properties fo:text-align="center"/>
    </style:style>
    <style:style style:name="P6" style:family="paragraph">
      <loext:graphic-properties draw:fill-color="#800080"/>
      <style:paragraph-properties fo:text-align="center"/>
    </style:style>
    <style:style style:name="P7" style:family="paragraph">
      <loext:graphic-properties draw:fill="none" draw:fill-color="#80008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="none" draw:fill-color="#ff0000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cm" svg:height="9.494cm" svg:x="1.5cm" svg:y="1.25cm">
          <draw:text-box>
            <text:p>Para desarrollar la función <text:span text:style-name="T1">pqueue_enqueue() </text:span><text:span text:style-name="T2">debemos ver que existen tres posibles casos:</text:span></text:p>
            <text:p><text:span text:style-name="T2"><text:tab/></text:span><text:span text:style-name="T2">*La cola está vacía.</text:span></text:p>
            <text:p><text:span text:style-name="T2"><text:tab/></text:span><text:span text:style-name="T2">*La cola tiene un solo elemento.</text:span></text:p>
            <text:p><text:span text:style-name="T2"><text:tab/></text:span><text:span text:style-name="T2">*La cola tiene más de un elemento.</text:span></text:p>
            <text:p><text:span text:style-name="T2"/></text:p>
            <text:p><text:span text:style-name="T2">Empecemos por el caso base que es el más fácil de todos en teoría. Este caso es hacer en código la siguiente asignación:</text:span></text:p>
            <text:p><text:span text:style-name="T2"><text:tab/></text:span><text:span text:style-name="T3">s→front = node;</text:span></text:p>
            <text:p><text:span text:style-name="T3"/></text:p>
            <text:p><text:span text:style-name="T4">El caso donde la cola </text:span><text:span text:style-name="T3">tiene un solo elemento, </text:span><text:span text:style-name="T4">debemos ver lo siguiente:</text:span></text:p>
            <text:p><text:span text:style-name="T4"><text:tab/></text:span></text:p>
          </draw:text-box>
        </draw:frame>
        <draw:path draw:style-name="gr2" draw:text-style-name="P2" draw:layer="layout" svg:width="1.79cm" svg:height="0.882cm" draw:transform="rotate (-1.5707963267949) translate (2.55267406868924cm 10.4436052465338cm)" svg:viewBox="0 0 1791 883" svg:d="M404 569c-443 318 2451-348 952 158-306 103-613 202-979 133-511-98-420-663-211-768 221-111 863-222 794 318l26 265 26 105">
          <text:p/>
        </draw:path>
        <draw:line draw:style-name="gr3" draw:text-style-name="P2" draw:layer="layout" svg:x1="2.5cm" svg:y1="11.5cm" svg:x2="4.5cm" svg:y2="11.5cm">
          <text:p/>
        </draw:line>
        <draw:frame draw:style-name="gr4" draw:text-style-name="P1" draw:layer="layout" svg:width="2cm" svg:height="1.25cm" svg:x="4.75cm" svg:y="11cm">
          <draw:text-box>
            <text:p>Front</text:p>
          </draw:text-box>
        </draw:frame>
        <draw:line draw:style-name="gr5" draw:text-style-name="P2" draw:layer="layout" svg:x1="6.75cm" svg:y1="11.5cm" svg:x2="8.75cm" svg:y2="11.5cm">
          <text:p/>
        </draw:line>
        <draw:custom-shape draw:style-name="gr6" draw:text-style-name="P3" draw:layer="layout" svg:width="2.5cm" svg:height="1.25cm" svg:x="9.25cm" svg:y="10.7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5cm" svg:y1="10.75cm" svg:x2="10.5cm" svg:y2="12cm">
          <text:p/>
        </draw:line>
        <draw:frame draw:style-name="gr4" draw:text-style-name="P1" draw:layer="layout" svg:width="1.25cm" svg:height="1.25cm" svg:x="9.25cm" svg:y="10.75cm">
          <draw:text-box>
            <text:p><text:s/>c</text:p>
          </draw:text-box>
        </draw:frame>
        <draw:frame draw:style-name="gr7" draw:text-style-name="P1" draw:layer="layout" svg:width="1.25cm" svg:height="1.5cm" svg:x="10.5cm" svg:y="10.75cm">
          <draw:text-box>
            <text:p><text:s/>5</text:p>
          </draw:text-box>
        </draw:frame>
        <draw:custom-shape draw:style-name="gr8" draw:text-style-name="P4" draw:layer="layout" svg:width="2.5cm" svg:height="1.25cm" svg:x="1.75cm" svg:y="13.5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3cm" svg:y1="13.5cm" svg:x2="3cm" svg:y2="14.75cm">
          <text:p/>
        </draw:line>
        <draw:frame draw:style-name="gr4" draw:text-style-name="P1" draw:layer="layout" svg:width="1.25cm" svg:height="1.25cm" svg:x="1.75cm" svg:y="13.5cm">
          <draw:text-box>
            <text:p><text:s text:c="2"/>t</text:p>
          </draw:text-box>
        </draw:frame>
        <draw:frame draw:style-name="gr4" draw:text-style-name="P1" draw:layer="layout" svg:width="1.25cm" svg:height="1.25cm" svg:x="3cm" svg:y="13.5cm">
          <draw:text-box>
            <text:p><text:s/>3</text:p>
          </draw:text-box>
        </draw:frame>
        <draw:frame draw:style-name="gr10" draw:text-style-name="P1" draw:layer="layout" svg:width="2.25cm" svg:height="1.673cm" svg:x="4.5cm" svg:y="13.5cm">
          <draw:text-box>
            <text:p>Nodo nuevo</text:p>
          </draw:text-box>
        </draw:frame>
        <draw:frame draw:style-name="gr11" draw:text-style-name="P1" draw:layer="layout" svg:width="10cm" svg:height="3.806cm" svg:x="7.75cm" svg:y="12.5cm">
          <draw:text-box>
            <text:p>Como se quiere agregar tal que la iniciativa del primer nodo sea mayor o igual a la iniciativa de los demás nodos, el ejemplo quedará de la siguiente forma:</text:p>
          </draw:text-box>
        </draw:frame>
        <draw:path draw:style-name="gr2" draw:text-style-name="P2" draw:layer="layout" svg:width="1.79cm" svg:height="0.882cm" draw:transform="rotate (-1.5707963267949) translate (2.30267406868924cm 16.9996052465338cm)" svg:viewBox="0 0 1791 883" svg:d="M404 569c-443 318 2451-348 952 158-306 103-613 202-979 133-511-98-420-663-211-768 221-111 863-222 794 318l26 265 26 105">
          <text:p/>
        </draw:path>
        <draw:line draw:style-name="gr3" draw:text-style-name="P2" draw:layer="layout" svg:x1="2.25cm" svg:y1="18.056cm" svg:x2="4.25cm" svg:y2="18.056cm">
          <text:p/>
        </draw:line>
        <draw:frame draw:style-name="gr4" draw:text-style-name="P1" draw:layer="layout" svg:width="2cm" svg:height="1.25cm" svg:x="4.5cm" svg:y="17.556cm">
          <draw:text-box>
            <text:p>Front</text:p>
          </draw:text-box>
        </draw:frame>
        <draw:line draw:style-name="gr5" draw:text-style-name="P2" draw:layer="layout" svg:x1="6.5cm" svg:y1="18.056cm" svg:x2="8.5cm" svg:y2="18.056cm">
          <text:p/>
        </draw:line>
        <draw:custom-shape draw:style-name="gr6" draw:text-style-name="P3" draw:layer="layout" svg:width="2.5cm" svg:height="1.25cm" svg:x="9cm" svg:y="17.30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25cm" svg:y1="17.306cm" svg:x2="10.25cm" svg:y2="18.556cm">
          <text:p/>
        </draw:line>
        <draw:frame draw:style-name="gr4" draw:text-style-name="P1" draw:layer="layout" svg:width="1.25cm" svg:height="1.25cm" svg:x="9cm" svg:y="17.306cm">
          <draw:text-box>
            <text:p><text:s/>c</text:p>
          </draw:text-box>
        </draw:frame>
        <draw:frame draw:style-name="gr7" draw:text-style-name="P1" draw:layer="layout" svg:width="1.25cm" svg:height="1.5cm" svg:x="10.25cm" svg:y="17.306cm">
          <draw:text-box>
            <text:p><text:s/>5</text:p>
          </draw:text-box>
        </draw:frame>
        <draw:line draw:style-name="gr12" draw:text-style-name="P5" draw:layer="layout" svg:x1="11.75cm" svg:y1="18cm" svg:x2="13.75cm" svg:y2="18cm">
          <text:p/>
        </draw:line>
        <draw:custom-shape draw:style-name="gr8" draw:text-style-name="P4" draw:layer="layout" svg:width="2.5cm" svg:height="1.25cm" svg:x="14cm" svg:y="17.25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15.25cm" svg:y1="17.25cm" svg:x2="15.25cm" svg:y2="18.5cm">
          <text:p/>
        </draw:line>
        <draw:frame draw:style-name="gr4" draw:text-style-name="P1" draw:layer="layout" svg:width="1.25cm" svg:height="1.25cm" svg:x="14cm" svg:y="17.25cm">
          <draw:text-box>
            <text:p><text:s text:c="2"/>t</text:p>
          </draw:text-box>
        </draw:frame>
        <draw:frame draw:style-name="gr4" draw:text-style-name="P1" draw:layer="layout" svg:width="1.25cm" svg:height="1.25cm" svg:x="15.25cm" svg:y="17.25cm">
          <draw:text-box>
            <text:p><text:s/>3</text:p>
          </draw:text-box>
        </draw:frame>
        <draw:frame draw:style-name="gr13" draw:text-style-name="P1" draw:layer="layout" svg:width="18.5cm" svg:height="4.5cm" svg:x="1.25cm" svg:y="19.25cm">
          <draw:text-box>
            <text:p>Esto en código puede notarse como lo siguiente:</text:p>
            <text:p><text:tab/><text:span text:style-name="T5">if</text:span>(p→front→priority &lt; node→priority){</text:p>
            <text:p><text:tab/><text:tab/>node→next = p→front;</text:p>
            <text:p><text:tab/><text:tab/>p→front = node;</text:p>
            <text:p><text:tab/>}</text:p>
          </draw:text-box>
        </draw:frame>
        <draw:frame draw:style-name="gr14" draw:text-style-name="P1" draw:layer="layout" svg:width="19cm" svg:height="1.75cm" svg:x="1cm" svg:y="23.75cm">
          <draw:text-box>
            <text:p>La última parte, es decir cuando la cola tiene más de un elemento, debemos pensarla de la siguiente manera:</text:p>
          </draw:text-box>
        </draw:frame>
      </draw:page>
      <draw:page draw:name="page2" draw:style-name="dp1" draw:master-page-name="Predeterminado">
        <draw:path draw:style-name="gr2" draw:text-style-name="P2" draw:layer="layout" svg:width="1.79cm" svg:height="0.882cm" draw:transform="rotate (-1.5707963267949) translate (2.13267406868924cm 1.69360524653375cm)" svg:viewBox="0 0 1791 883" svg:d="M404 569c-443 318 2451-348 952 158-306 103-613 202-979 133-511-98-420-663-211-768 221-111 863-222 794 318l26 265 26 105">
          <text:p/>
        </draw:path>
        <draw:line draw:style-name="gr3" draw:text-style-name="P2" draw:layer="layout" svg:x1="2.08cm" svg:y1="2.75cm" svg:x2="4.08cm" svg:y2="2.75cm">
          <text:p/>
        </draw:line>
        <draw:frame draw:style-name="gr4" draw:text-style-name="P1" draw:layer="layout" svg:width="2cm" svg:height="1.25cm" svg:x="4.33cm" svg:y="2.25cm">
          <draw:text-box>
            <text:p>Front</text:p>
          </draw:text-box>
        </draw:frame>
        <draw:line draw:style-name="gr5" draw:text-style-name="P2" draw:layer="layout" svg:x1="6.33cm" svg:y1="2.75cm" svg:x2="8.33cm" svg:y2="2.75cm">
          <text:p/>
        </draw:line>
        <draw:custom-shape draw:style-name="gr6" draw:text-style-name="P3" draw:layer="layout" svg:width="2.5cm" svg:height="1.25cm" svg:x="8.83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08cm" svg:y1="2cm" svg:x2="10.08cm" svg:y2="3.25cm">
          <text:p/>
        </draw:line>
        <draw:frame draw:style-name="gr4" draw:text-style-name="P1" draw:layer="layout" svg:width="1.25cm" svg:height="1.25cm" svg:x="8.83cm" svg:y="2cm">
          <draw:text-box>
            <text:p><text:s/>c</text:p>
          </draw:text-box>
        </draw:frame>
        <draw:frame draw:style-name="gr7" draw:text-style-name="P1" draw:layer="layout" svg:width="1.25cm" svg:height="1.5cm" svg:x="10.08cm" svg:y="2cm">
          <draw:text-box>
            <text:p><text:s/>5</text:p>
          </draw:text-box>
        </draw:frame>
        <draw:line draw:style-name="gr12" draw:text-style-name="P5" draw:layer="layout" svg:x1="11.58cm" svg:y1="2.694cm" svg:x2="13.58cm" svg:y2="2.694cm">
          <text:p/>
        </draw:line>
        <draw:custom-shape draw:style-name="gr8" draw:text-style-name="P4" draw:layer="layout" svg:width="2.5cm" svg:height="1.25cm" svg:x="13.83cm" svg:y="1.944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15.08cm" svg:y1="1.944cm" svg:x2="15.08cm" svg:y2="3.194cm">
          <text:p/>
        </draw:line>
        <draw:frame draw:style-name="gr4" draw:text-style-name="P1" draw:layer="layout" svg:width="1.25cm" svg:height="1.25cm" svg:x="13.83cm" svg:y="1.944cm">
          <draw:text-box>
            <text:p><text:s text:c="2"/>t</text:p>
          </draw:text-box>
        </draw:frame>
        <draw:frame draw:style-name="gr4" draw:text-style-name="P1" draw:layer="layout" svg:width="1.25cm" svg:height="1.25cm" svg:x="15.08cm" svg:y="1.944cm">
          <draw:text-box>
            <text:p><text:s/>3</text:p>
          </draw:text-box>
        </draw:frame>
        <draw:line draw:style-name="gr15" draw:text-style-name="P5" draw:layer="layout" svg:x1="16.5cm" svg:y1="2.694cm" svg:x2="17.5cm" svg:y2="2.694cm">
          <text:p/>
        </draw:line>
        <draw:custom-shape draw:style-name="gr16" draw:text-style-name="P6" draw:layer="layout" svg:width="2.5cm" svg:height="1.25cm" svg:x="17.5cm" svg:y="1.944cm">
          <text:p/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8.75cm" svg:y1="1.944cm" svg:x2="18.75cm" svg:y2="3.194cm">
          <text:p/>
        </draw:line>
        <draw:frame draw:style-name="gr4" draw:text-style-name="P1" draw:layer="layout" svg:width="0.75cm" svg:height="1.25cm" svg:x="17.75cm" svg:y="1.944cm">
          <draw:text-box>
            <text:p>f</text:p>
          </draw:text-box>
        </draw:frame>
        <draw:frame draw:style-name="gr4" draw:text-style-name="P1" draw:layer="layout" svg:width="1.25cm" svg:height="1.25cm" svg:x="18.75cm" svg:y="1.944cm">
          <draw:text-box>
            <text:p><text:s/>2</text:p>
          </draw:text-box>
        </draw:frame>
        <draw:custom-shape draw:style-name="gr18" draw:text-style-name="P8" draw:layer="layout" svg:width="2cm" svg:height="1.25cm" svg:x="1.25cm" svg:y="5cm">
          <text:p/>
          <draw:enhanced-geometry svg:viewBox="0 0 21600 21600" draw:type="rectangle" draw:enhanced-path="M 0 0 L 21600 0 21600 21600 0 21600 0 0 Z N"/>
        </draw:custom-shape>
        <draw:line draw:style-name="gr19" draw:text-style-name="P9" draw:layer="layout" svg:x1="2.25cm" svg:y1="5cm" svg:x2="2.25cm" svg:y2="6.25cm">
          <text:p/>
        </draw:line>
        <draw:frame draw:style-name="gr10" draw:text-style-name="P1" draw:layer="layout" svg:width="1.25cm" svg:height="1.673cm" svg:x="1.25cm" svg:y="5cm">
          <draw:text-box>
            <text:p><text:s/>a</text:p>
          </draw:text-box>
        </draw:frame>
        <draw:frame draw:style-name="gr4" draw:text-style-name="P1" draw:layer="layout" svg:width="1cm" svg:height="1.25cm" svg:x="2.25cm" svg:y="5cm">
          <draw:text-box>
            <text:p>4</text:p>
          </draw:text-box>
        </draw:frame>
        <draw:frame draw:style-name="gr20" draw:text-style-name="P1" draw:layer="layout" svg:width="15.25cm" svg:height="4cm" svg:x="4.25cm" svg:y="4.25cm">
          <draw:text-box>
            <text:p>Notemos que este nuevo nodo debería ir entre el nodo c y el nodo t tal que se debería hacer un ciclo empujando el p→front hacía delante de forma que encuentre la forma de acomodar el nodo digamos que sería de la siguiente forma:</text:p>
          </draw:text-box>
        </draw:frame>
        <draw:path draw:style-name="gr2" draw:text-style-name="P2" draw:layer="layout" svg:width="1.79cm" svg:height="0.882cm" draw:transform="rotate (-1.5707963267949) translate (1.88267406868923cm 8.24960524653375cm)" svg:viewBox="0 0 1791 883" svg:d="M404 569c-443 318 2451-348 952 158-306 103-613 202-979 133-511-98-420-663-211-768 221-111 863-222 794 318l26 265 26 105">
          <text:p/>
        </draw:path>
        <draw:line draw:style-name="gr3" draw:text-style-name="P2" draw:layer="layout" svg:x1="1.83cm" svg:y1="9.306cm" svg:x2="3.83cm" svg:y2="9.306cm">
          <text:p/>
        </draw:line>
        <draw:frame draw:style-name="gr4" draw:text-style-name="P1" draw:layer="layout" svg:width="2cm" svg:height="1.25cm" svg:x="4.08cm" svg:y="8.806cm">
          <draw:text-box>
            <text:p>Front</text:p>
          </draw:text-box>
        </draw:frame>
        <draw:line draw:style-name="gr5" draw:text-style-name="P2" draw:layer="layout" svg:x1="6.08cm" svg:y1="9.306cm" svg:x2="8.08cm" svg:y2="9.306cm">
          <text:p/>
        </draw:line>
        <draw:custom-shape draw:style-name="gr6" draw:text-style-name="P3" draw:layer="layout" svg:width="2.5cm" svg:height="1.25cm" svg:x="8.58cm" svg:y="8.55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83cm" svg:y1="8.556cm" svg:x2="9.83cm" svg:y2="9.806cm">
          <text:p/>
        </draw:line>
        <draw:frame draw:style-name="gr4" draw:text-style-name="P1" draw:layer="layout" svg:width="1.25cm" svg:height="1.25cm" svg:x="8.58cm" svg:y="8.556cm">
          <draw:text-box>
            <text:p><text:s/>c</text:p>
          </draw:text-box>
        </draw:frame>
        <draw:frame draw:style-name="gr7" draw:text-style-name="P1" draw:layer="layout" svg:width="1.25cm" svg:height="1.5cm" svg:x="9.83cm" svg:y="8.556cm">
          <draw:text-box>
            <text:p><text:s/>5</text:p>
          </draw:text-box>
        </draw:frame>
        <draw:line draw:style-name="gr12" draw:text-style-name="P5" draw:layer="layout" svg:x1="11.33cm" svg:y1="9.25cm" svg:x2="13.33cm" svg:y2="9.25cm">
          <text:p/>
        </draw:line>
        <draw:custom-shape draw:style-name="gr8" draw:text-style-name="P4" draw:layer="layout" svg:width="2.5cm" svg:height="1.25cm" svg:x="13.58cm" svg:y="8.5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14.83cm" svg:y1="8.5cm" svg:x2="14.83cm" svg:y2="9.75cm">
          <text:p/>
        </draw:line>
        <draw:frame draw:style-name="gr4" draw:text-style-name="P1" draw:layer="layout" svg:width="1.25cm" svg:height="1.25cm" svg:x="13.58cm" svg:y="8.5cm">
          <draw:text-box>
            <text:p><text:s text:c="2"/>t</text:p>
          </draw:text-box>
        </draw:frame>
        <draw:frame draw:style-name="gr4" draw:text-style-name="P1" draw:layer="layout" svg:width="1.25cm" svg:height="1.25cm" svg:x="14.83cm" svg:y="8.5cm">
          <draw:text-box>
            <text:p><text:s/>3</text:p>
          </draw:text-box>
        </draw:frame>
        <draw:line draw:style-name="gr15" draw:text-style-name="P5" draw:layer="layout" svg:x1="16.25cm" svg:y1="9.25cm" svg:x2="17.25cm" svg:y2="9.25cm">
          <text:p/>
        </draw:line>
        <draw:custom-shape draw:style-name="gr16" draw:text-style-name="P6" draw:layer="layout" svg:width="2.5cm" svg:height="1.25cm" svg:x="17.25cm" svg:y="8.5cm">
          <text:p/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8.5cm" svg:y1="8.5cm" svg:x2="18.5cm" svg:y2="9.75cm">
          <text:p/>
        </draw:line>
        <draw:frame draw:style-name="gr4" draw:text-style-name="P1" draw:layer="layout" svg:width="0.75cm" svg:height="1.25cm" svg:x="17.5cm" svg:y="8.5cm">
          <draw:text-box>
            <text:p>f</text:p>
          </draw:text-box>
        </draw:frame>
        <draw:frame draw:style-name="gr4" draw:text-style-name="P1" draw:layer="layout" svg:width="1.25cm" svg:height="1.25cm" svg:x="18.5cm" svg:y="8.5cm">
          <draw:text-box>
            <text:p><text:s/>2</text:p>
          </draw:text-box>
        </draw:frame>
        <draw:custom-shape draw:style-name="gr18" draw:text-style-name="P8" draw:layer="layout" svg:width="2cm" svg:height="1.25cm" svg:x="6cm" svg:y="10.75cm">
          <text:p/>
          <draw:enhanced-geometry svg:viewBox="0 0 21600 21600" draw:type="rectangle" draw:enhanced-path="M 0 0 L 21600 0 21600 21600 0 21600 0 0 Z N"/>
        </draw:custom-shape>
        <draw:line draw:style-name="gr19" draw:text-style-name="P9" draw:layer="layout" svg:x1="7cm" svg:y1="10.75cm" svg:x2="7cm" svg:y2="12cm">
          <text:p/>
        </draw:line>
        <draw:frame draw:style-name="gr10" draw:text-style-name="P1" draw:layer="layout" svg:width="1.25cm" svg:height="1.673cm" svg:x="6cm" svg:y="10.75cm">
          <draw:text-box>
            <text:p><text:s/>a</text:p>
          </draw:text-box>
        </draw:frame>
        <draw:frame draw:style-name="gr4" draw:text-style-name="P1" draw:layer="layout" svg:width="1cm" svg:height="1.25cm" svg:x="7cm" svg:y="10.75cm">
          <draw:text-box>
            <text:p>4</text:p>
          </draw:text-box>
        </draw:frame>
        <draw:line draw:style-name="gr21" draw:text-style-name="P9" draw:layer="layout" svg:x1="8.25cm" svg:y1="11cm" svg:x2="8.5cm" svg:y2="9.5cm">
          <text:p/>
        </draw:line>
        <draw:path draw:style-name="gr19" draw:text-style-name="P9" draw:layer="layout" svg:width="2.548cm" svg:height="0.604cm" draw:transform="rotate (0.640535835481919) translate (3.10472129871773cm 11.3153074382193cm)" svg:viewBox="0 0 2549 605" svg:d="M0 605c678-299 1613-48 2199-605l350 195-280 286-63 85">
          <text:p/>
        </draw:path>
        <draw:frame draw:style-name="gr22" draw:text-style-name="P1" draw:layer="layout" svg:width="2cm" svg:height="1cm" svg:x="3cm" svg:y="12.25cm">
          <draw:text-box>
            <text:p>aux</text:p>
          </draw:text-box>
        </draw:frame>
        <draw:frame draw:style-name="gr23" draw:text-style-name="P1" draw:layer="layout" svg:width="18.25cm" svg:height="14.471cm" svg:x="1.25cm" svg:y="13.5cm">
          <draw:text-box>
            <text:p>Inicializo así suponiendo que el nodo nuevo tiene más prioridad que el resto de tal forma que a cada paso del ciclo me iré preguntado dos cosas:</text:p>
            <text:p><text:tab/>*El siguiente del node es NULL</text:p>
            <text:p><text:tab/>*El siguiente del nodo tiene mayor prioridad que el nodo</text:p>
            <text:p>Esto será para componer la guarda del ciclo. Otra cuestión es que moveremos al nodo auxiliar si el siguiente del mismo no es el mismo que el siguiente del node.</text:p>
            <text:p/>
            <text:p>Dicho ciclo será el siguiente:</text:p>
            <text:p><text:tab/><text:span text:style-name="T5">while</text:span>(node→next != NULL &amp;&amp; node→next→priority &gt;= <text:tab/><text:tab/><text:tab/><text:tab/>node-&gt;priority){</text:p>
            <text:p><text:tab/><text:tab/>node→next = (node→next)→next;</text:p>
            <text:p><text:tab/><text:tab/><text:span text:style-name="T5">if</text:span>(node→next<text:span text:style-name="T6"> != aux-&gt;next){</text:span></text:p>
            <text:p><text:span text:style-name="T6"><text:tab/></text:span><text:span text:style-name="T6"><text:tab/></text:span><text:span text:style-name="T6"><text:tab/></text:span><text:span text:style-name="T6">aux = aux→next;</text:span></text:p>
            <text:p><text:span text:style-name="T6"><text:tab/></text:span><text:span text:style-name="T6"><text:tab/></text:span><text:span text:style-name="T6">}</text:span></text:p>
            <text:p><text:tab/>}</text:p>
            <text:p><text:span text:style-name="T6"/></text:p>
            <text:p><text:span text:style-name="T6">Este ciclo es confuso peropuede ser visto de la siguiente manera:</text:span></text:p>
          </draw:text-box>
        </draw:frame>
      </draw:page>
      <draw:page draw:name="page3" draw:style-name="dp1" draw:master-page-name="Predeterminado">
        <draw:path draw:style-name="gr2" draw:text-style-name="P2" draw:layer="layout" svg:width="1.79cm" svg:height="0.882cm" draw:transform="rotate (-1.5707963267949) translate (2.13267406868924cm 1.24960524653375cm)" svg:viewBox="0 0 1791 883" svg:d="M404 569c-443 318 2451-348 952 158-306 103-613 202-979 133-511-98-420-663-211-768 221-111 863-222 794 318l26 265 26 105">
          <text:p/>
        </draw:path>
        <draw:line draw:style-name="gr3" draw:text-style-name="P2" draw:layer="layout" svg:x1="2.08cm" svg:y1="2.306cm" svg:x2="4.08cm" svg:y2="2.306cm">
          <text:p/>
        </draw:line>
        <draw:frame draw:style-name="gr4" draw:text-style-name="P1" draw:layer="layout" svg:width="2cm" svg:height="1.25cm" svg:x="4.33cm" svg:y="1.806cm">
          <draw:text-box>
            <text:p>Front</text:p>
          </draw:text-box>
        </draw:frame>
        <draw:line draw:style-name="gr5" draw:text-style-name="P2" draw:layer="layout" svg:x1="6.33cm" svg:y1="2.306cm" svg:x2="8.33cm" svg:y2="2.306cm">
          <text:p/>
        </draw:line>
        <draw:custom-shape draw:style-name="gr6" draw:text-style-name="P3" draw:layer="layout" svg:width="2.5cm" svg:height="1.25cm" svg:x="8.83cm" svg:y="1.55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08cm" svg:y1="1.556cm" svg:x2="10.08cm" svg:y2="2.806cm">
          <text:p/>
        </draw:line>
        <draw:frame draw:style-name="gr4" draw:text-style-name="P1" draw:layer="layout" svg:width="1.25cm" svg:height="1.25cm" svg:x="8.83cm" svg:y="1.556cm">
          <draw:text-box>
            <text:p><text:s/>c</text:p>
          </draw:text-box>
        </draw:frame>
        <draw:frame draw:style-name="gr7" draw:text-style-name="P1" draw:layer="layout" svg:width="1.25cm" svg:height="1.5cm" svg:x="10.08cm" svg:y="1.556cm">
          <draw:text-box>
            <text:p><text:s/>5</text:p>
          </draw:text-box>
        </draw:frame>
        <draw:line draw:style-name="gr12" draw:text-style-name="P5" draw:layer="layout" svg:x1="11.58cm" svg:y1="2.25cm" svg:x2="13.58cm" svg:y2="2.25cm">
          <text:p/>
        </draw:line>
        <draw:custom-shape draw:style-name="gr8" draw:text-style-name="P4" draw:layer="layout" svg:width="2.5cm" svg:height="1.25cm" svg:x="13.83cm" svg:y="1.5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15.08cm" svg:y1="1.5cm" svg:x2="15.08cm" svg:y2="2.75cm">
          <text:p/>
        </draw:line>
        <draw:frame draw:style-name="gr4" draw:text-style-name="P1" draw:layer="layout" svg:width="1.25cm" svg:height="1.25cm" svg:x="13.83cm" svg:y="1.5cm">
          <draw:text-box>
            <text:p><text:s text:c="2"/>t</text:p>
          </draw:text-box>
        </draw:frame>
        <draw:frame draw:style-name="gr4" draw:text-style-name="P1" draw:layer="layout" svg:width="1.25cm" svg:height="1.25cm" svg:x="15.08cm" svg:y="1.5cm">
          <draw:text-box>
            <text:p><text:s/>3</text:p>
          </draw:text-box>
        </draw:frame>
        <draw:line draw:style-name="gr15" draw:text-style-name="P5" draw:layer="layout" svg:x1="16.5cm" svg:y1="2.25cm" svg:x2="17.5cm" svg:y2="2.25cm">
          <text:p/>
        </draw:line>
        <draw:custom-shape draw:style-name="gr16" draw:text-style-name="P6" draw:layer="layout" svg:width="2.5cm" svg:height="1.25cm" svg:x="17.5cm" svg:y="1.5cm">
          <text:p/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8.75cm" svg:y1="1.5cm" svg:x2="18.75cm" svg:y2="2.75cm">
          <text:p/>
        </draw:line>
        <draw:frame draw:style-name="gr4" draw:text-style-name="P1" draw:layer="layout" svg:width="0.75cm" svg:height="1.25cm" svg:x="17.75cm" svg:y="1.5cm">
          <draw:text-box>
            <text:p>f</text:p>
          </draw:text-box>
        </draw:frame>
        <draw:frame draw:style-name="gr4" draw:text-style-name="P1" draw:layer="layout" svg:width="1.25cm" svg:height="1.25cm" svg:x="18.75cm" svg:y="1.5cm">
          <draw:text-box>
            <text:p><text:s/>2</text:p>
          </draw:text-box>
        </draw:frame>
        <draw:custom-shape draw:style-name="gr18" draw:text-style-name="P8" draw:layer="layout" svg:width="2cm" svg:height="1.25cm" svg:x="6.25cm" svg:y="3.75cm">
          <text:p/>
          <draw:enhanced-geometry svg:viewBox="0 0 21600 21600" draw:type="rectangle" draw:enhanced-path="M 0 0 L 21600 0 21600 21600 0 21600 0 0 Z N"/>
        </draw:custom-shape>
        <draw:line draw:style-name="gr19" draw:text-style-name="P9" draw:layer="layout" svg:x1="7.25cm" svg:y1="3.75cm" svg:x2="7.25cm" svg:y2="5cm">
          <text:p/>
        </draw:line>
        <draw:frame draw:style-name="gr10" draw:text-style-name="P1" draw:layer="layout" svg:width="1.25cm" svg:height="1.673cm" svg:x="6.25cm" svg:y="3.75cm">
          <draw:text-box>
            <text:p><text:s/>a</text:p>
          </draw:text-box>
        </draw:frame>
        <draw:frame draw:style-name="gr4" draw:text-style-name="P1" draw:layer="layout" svg:width="1cm" svg:height="1.25cm" svg:x="7.25cm" svg:y="3.75cm">
          <draw:text-box>
            <text:p>4</text:p>
          </draw:text-box>
        </draw:frame>
        <draw:line draw:style-name="gr21" draw:text-style-name="P9" draw:layer="layout" svg:x1="8.5cm" svg:y1="4cm" svg:x2="8.75cm" svg:y2="2.5cm">
          <text:p/>
        </draw:line>
        <draw:path draw:style-name="gr19" draw:text-style-name="P9" draw:layer="layout" svg:width="2.548cm" svg:height="0.604cm" draw:transform="rotate (0.640535835481919) translate (3.35472129871773cm 4.31530743821929cm)" svg:viewBox="0 0 2549 605" svg:d="M0 605c678-299 1613-48 2199-605l350 195-280 286-63 85">
          <text:p/>
        </draw:path>
        <draw:frame draw:style-name="gr22" draw:text-style-name="P1" draw:layer="layout" svg:width="1.75cm" svg:height="1cm" svg:x="3cm" svg:y="4.75cm">
          <draw:text-box>
            <text:p>aux</text:p>
          </draw:text-box>
        </draw:frame>
        <draw:frame draw:style-name="gr23" draw:text-style-name="P1" draw:layer="layout" svg:width="18cm" svg:height="2.75cm" svg:x="1.25cm" svg:y="6cm">
          <draw:text-box>
            <text:p>Como el siguiente del node <text:span text:style-name="T5">(rojo) </text:span><text:span text:style-name="T6">no es nulo y además se cumple que node→next→priority &gt;= node→priority, avanzo el puntero de node→next = (node→next)→next;</text:span></text:p>
          </draw:text-box>
        </draw:frame>
        <draw:path draw:style-name="gr2" draw:text-style-name="P2" draw:layer="layout" svg:width="1.79cm" svg:height="0.882cm" draw:transform="rotate (-1.5707963267949) translate (1.88267406868923cm 8.74960524653375cm)" svg:viewBox="0 0 1791 883" svg:d="M404 569c-443 318 2451-348 952 158-306 103-613 202-979 133-511-98-420-663-211-768 221-111 863-222 794 318l26 265 26 105">
          <text:p/>
        </draw:path>
        <draw:line draw:style-name="gr3" draw:text-style-name="P2" draw:layer="layout" svg:x1="1.83cm" svg:y1="9.806cm" svg:x2="3.83cm" svg:y2="9.806cm">
          <text:p/>
        </draw:line>
        <draw:frame draw:style-name="gr4" draw:text-style-name="P1" draw:layer="layout" svg:width="2cm" svg:height="1.25cm" svg:x="4.08cm" svg:y="9.306cm">
          <draw:text-box>
            <text:p>Front</text:p>
          </draw:text-box>
        </draw:frame>
        <draw:line draw:style-name="gr5" draw:text-style-name="P2" draw:layer="layout" svg:x1="6.08cm" svg:y1="9.806cm" svg:x2="8.08cm" svg:y2="9.806cm">
          <text:p/>
        </draw:line>
        <draw:custom-shape draw:style-name="gr6" draw:text-style-name="P3" draw:layer="layout" svg:width="2.5cm" svg:height="1.25cm" svg:x="8.58cm" svg:y="9.05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83cm" svg:y1="9.056cm" svg:x2="9.83cm" svg:y2="10.306cm">
          <text:p/>
        </draw:line>
        <draw:frame draw:style-name="gr4" draw:text-style-name="P1" draw:layer="layout" svg:width="1.25cm" svg:height="1.25cm" svg:x="8.58cm" svg:y="9.056cm">
          <draw:text-box>
            <text:p><text:s/>c</text:p>
          </draw:text-box>
        </draw:frame>
        <draw:frame draw:style-name="gr7" draw:text-style-name="P1" draw:layer="layout" svg:width="1.25cm" svg:height="1.5cm" svg:x="9.83cm" svg:y="9.056cm">
          <draw:text-box>
            <text:p><text:s/>5</text:p>
          </draw:text-box>
        </draw:frame>
        <draw:line draw:style-name="gr12" draw:text-style-name="P5" draw:layer="layout" svg:x1="11.33cm" svg:y1="9.75cm" svg:x2="13.33cm" svg:y2="9.75cm">
          <text:p/>
        </draw:line>
        <draw:custom-shape draw:style-name="gr8" draw:text-style-name="P4" draw:layer="layout" svg:width="2.5cm" svg:height="1.25cm" svg:x="13.58cm" svg:y="9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14.83cm" svg:y1="9cm" svg:x2="14.83cm" svg:y2="10.25cm">
          <text:p/>
        </draw:line>
        <draw:frame draw:style-name="gr4" draw:text-style-name="P1" draw:layer="layout" svg:width="1.25cm" svg:height="1.25cm" svg:x="13.58cm" svg:y="9cm">
          <draw:text-box>
            <text:p><text:s text:c="2"/>t</text:p>
          </draw:text-box>
        </draw:frame>
        <draw:frame draw:style-name="gr4" draw:text-style-name="P1" draw:layer="layout" svg:width="1.25cm" svg:height="1.25cm" svg:x="14.83cm" svg:y="9cm">
          <draw:text-box>
            <text:p><text:s/>3</text:p>
          </draw:text-box>
        </draw:frame>
        <draw:line draw:style-name="gr15" draw:text-style-name="P5" draw:layer="layout" svg:x1="16.25cm" svg:y1="9.75cm" svg:x2="17.25cm" svg:y2="9.75cm">
          <text:p/>
        </draw:line>
        <draw:custom-shape draw:style-name="gr16" draw:text-style-name="P6" draw:layer="layout" svg:width="2.5cm" svg:height="1.25cm" svg:x="17.25cm" svg:y="9cm">
          <text:p/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8.5cm" svg:y1="9cm" svg:x2="18.5cm" svg:y2="10.25cm">
          <text:p/>
        </draw:line>
        <draw:frame draw:style-name="gr4" draw:text-style-name="P1" draw:layer="layout" svg:width="0.75cm" svg:height="1.25cm" svg:x="17.5cm" svg:y="9cm">
          <draw:text-box>
            <text:p>f</text:p>
          </draw:text-box>
        </draw:frame>
        <draw:frame draw:style-name="gr4" draw:text-style-name="P1" draw:layer="layout" svg:width="1.25cm" svg:height="1.25cm" svg:x="18.5cm" svg:y="9cm">
          <draw:text-box>
            <text:p><text:s/>2</text:p>
          </draw:text-box>
        </draw:frame>
        <draw:custom-shape draw:style-name="gr18" draw:text-style-name="P8" draw:layer="layout" svg:width="2cm" svg:height="1.25cm" svg:x="12cm" svg:y="12cm">
          <text:p/>
          <draw:enhanced-geometry svg:viewBox="0 0 21600 21600" draw:type="rectangle" draw:enhanced-path="M 0 0 L 21600 0 21600 21600 0 21600 0 0 Z N"/>
        </draw:custom-shape>
        <draw:line draw:style-name="gr19" draw:text-style-name="P9" draw:layer="layout" svg:x1="13cm" svg:y1="12cm" svg:x2="13cm" svg:y2="13.25cm">
          <text:p/>
        </draw:line>
        <draw:frame draw:style-name="gr10" draw:text-style-name="P1" draw:layer="layout" svg:width="1.25cm" svg:height="1.673cm" svg:x="12cm" svg:y="12cm">
          <draw:text-box>
            <text:p><text:s/>a</text:p>
          </draw:text-box>
        </draw:frame>
        <draw:frame draw:style-name="gr4" draw:text-style-name="P1" draw:layer="layout" svg:width="1cm" svg:height="1.25cm" svg:x="13cm" svg:y="12cm">
          <draw:text-box>
            <text:p>4</text:p>
          </draw:text-box>
        </draw:frame>
        <draw:line draw:style-name="gr21" draw:text-style-name="P9" draw:layer="layout" svg:x1="13.25cm" svg:y1="11.75cm" svg:x2="13.5cm" svg:y2="10.25cm">
          <text:p/>
        </draw:line>
        <draw:path draw:style-name="gr19" draw:text-style-name="P9" draw:layer="layout" svg:width="2.548cm" svg:height="0.604cm" draw:transform="rotate (0.640535835481919) translate (3.10472129871773cm 11.8153074382193cm)" svg:viewBox="0 0 2549 605" svg:d="M0 605c678-299 1613-48 2199-605l350 195-280 286-63 85">
          <text:p/>
        </draw:path>
        <draw:frame draw:style-name="gr22" draw:text-style-name="P1" draw:layer="layout" svg:width="1.75cm" svg:height="1cm" svg:x="2.75cm" svg:y="12.25cm">
          <draw:text-box>
            <text:p>aux</text:p>
          </draw:text-box>
        </draw:frame>
        <draw:frame draw:style-name="gr24" draw:text-style-name="P1" draw:layer="layout" svg:width="18.25cm" svg:height="3.25cm" svg:x="1.5cm" svg:y="14.5cm">
          <draw:text-box>
            <text:p>Y como se cumple que node→next == aux→next, también no muevo a aux.</text:p>
          </draw:text-box>
        </draw:frame>
        <draw:path draw:style-name="gr2" draw:text-style-name="P2" draw:layer="layout" svg:width="1.79cm" svg:height="0.882cm" draw:transform="rotate (-1.5707963267949) translate (2.13267406868924cm 16.3266052465338cm)" svg:viewBox="0 0 1791 883" svg:d="M404 569c-443 318 2451-348 952 158-306 103-613 202-979 133-511-98-420-663-211-768 221-111 863-222 794 318l26 265 26 105">
          <text:p/>
        </draw:path>
        <draw:line draw:style-name="gr3" draw:text-style-name="P2" draw:layer="layout" svg:x1="2.08cm" svg:y1="17.383cm" svg:x2="4.08cm" svg:y2="17.383cm">
          <text:p/>
        </draw:line>
        <draw:frame draw:style-name="gr4" draw:text-style-name="P1" draw:layer="layout" svg:width="2cm" svg:height="1.25cm" svg:x="4.33cm" svg:y="16.883cm">
          <draw:text-box>
            <text:p>Front</text:p>
          </draw:text-box>
        </draw:frame>
        <draw:line draw:style-name="gr5" draw:text-style-name="P2" draw:layer="layout" svg:x1="6.33cm" svg:y1="17.383cm" svg:x2="8.33cm" svg:y2="17.383cm">
          <text:p/>
        </draw:line>
        <draw:custom-shape draw:style-name="gr6" draw:text-style-name="P3" draw:layer="layout" svg:width="2.5cm" svg:height="1.25cm" svg:x="8.83cm" svg:y="16.63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08cm" svg:y1="16.633cm" svg:x2="10.08cm" svg:y2="17.883cm">
          <text:p/>
        </draw:line>
        <draw:frame draw:style-name="gr4" draw:text-style-name="P1" draw:layer="layout" svg:width="1.25cm" svg:height="1.25cm" svg:x="8.83cm" svg:y="16.633cm">
          <draw:text-box>
            <text:p><text:s/>c</text:p>
          </draw:text-box>
        </draw:frame>
        <draw:frame draw:style-name="gr7" draw:text-style-name="P1" draw:layer="layout" svg:width="1.25cm" svg:height="1.5cm" svg:x="10.08cm" svg:y="16.633cm">
          <draw:text-box>
            <text:p><text:s/>5</text:p>
          </draw:text-box>
        </draw:frame>
        <draw:line draw:style-name="gr12" draw:text-style-name="P5" draw:layer="layout" svg:x1="11.58cm" svg:y1="17.327cm" svg:x2="13.58cm" svg:y2="17.327cm">
          <text:p/>
        </draw:line>
        <draw:custom-shape draw:style-name="gr8" draw:text-style-name="P4" draw:layer="layout" svg:width="2.5cm" svg:height="1.25cm" svg:x="13.83cm" svg:y="16.577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15.08cm" svg:y1="16.577cm" svg:x2="15.08cm" svg:y2="17.827cm">
          <text:p/>
        </draw:line>
        <draw:frame draw:style-name="gr4" draw:text-style-name="P1" draw:layer="layout" svg:width="1.25cm" svg:height="1.25cm" svg:x="13.83cm" svg:y="16.577cm">
          <draw:text-box>
            <text:p><text:s text:c="2"/>t</text:p>
          </draw:text-box>
        </draw:frame>
        <draw:frame draw:style-name="gr4" draw:text-style-name="P1" draw:layer="layout" svg:width="1.25cm" svg:height="1.25cm" svg:x="15.08cm" svg:y="16.577cm">
          <draw:text-box>
            <text:p><text:s/>3</text:p>
          </draw:text-box>
        </draw:frame>
        <draw:line draw:style-name="gr15" draw:text-style-name="P5" draw:layer="layout" svg:x1="16.5cm" svg:y1="17.327cm" svg:x2="17.5cm" svg:y2="17.327cm">
          <text:p/>
        </draw:line>
        <draw:custom-shape draw:style-name="gr16" draw:text-style-name="P6" draw:layer="layout" svg:width="2.5cm" svg:height="1.25cm" svg:x="17.5cm" svg:y="16.577cm">
          <text:p/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8.75cm" svg:y1="16.577cm" svg:x2="18.75cm" svg:y2="17.827cm">
          <text:p/>
        </draw:line>
        <draw:frame draw:style-name="gr4" draw:text-style-name="P1" draw:layer="layout" svg:width="0.75cm" svg:height="1.25cm" svg:x="17.75cm" svg:y="16.577cm">
          <draw:text-box>
            <text:p>f</text:p>
          </draw:text-box>
        </draw:frame>
        <draw:frame draw:style-name="gr4" draw:text-style-name="P1" draw:layer="layout" svg:width="1.25cm" svg:height="1.25cm" svg:x="18.75cm" svg:y="16.577cm">
          <draw:text-box>
            <text:p><text:s/>2</text:p>
          </draw:text-box>
        </draw:frame>
        <draw:custom-shape draw:style-name="gr18" draw:text-style-name="P8" draw:layer="layout" svg:width="2cm" svg:height="1.25cm" svg:x="12.25cm" svg:y="19.577cm">
          <text:p/>
          <draw:enhanced-geometry svg:viewBox="0 0 21600 21600" draw:type="rectangle" draw:enhanced-path="M 0 0 L 21600 0 21600 21600 0 21600 0 0 Z N"/>
        </draw:custom-shape>
        <draw:line draw:style-name="gr19" draw:text-style-name="P9" draw:layer="layout" svg:x1="13.25cm" svg:y1="19.577cm" svg:x2="13.25cm" svg:y2="20.827cm">
          <text:p/>
        </draw:line>
        <draw:frame draw:style-name="gr10" draw:text-style-name="P1" draw:layer="layout" svg:width="1.25cm" svg:height="1.673cm" svg:x="12.25cm" svg:y="19.577cm">
          <draw:text-box>
            <text:p><text:s/>a</text:p>
          </draw:text-box>
        </draw:frame>
        <draw:frame draw:style-name="gr4" draw:text-style-name="P1" draw:layer="layout" svg:width="1cm" svg:height="1.25cm" svg:x="13.25cm" svg:y="19.577cm">
          <draw:text-box>
            <text:p>4</text:p>
          </draw:text-box>
        </draw:frame>
        <draw:line draw:style-name="gr21" draw:text-style-name="P9" draw:layer="layout" svg:x1="13.5cm" svg:y1="19.327cm" svg:x2="13.75cm" svg:y2="17.827cm">
          <text:p/>
        </draw:line>
        <draw:path draw:style-name="gr19" draw:text-style-name="P9" draw:layer="layout" svg:width="2.548cm" svg:height="0.604cm" draw:transform="rotate (0.640535835481919) translate (8.58972129871773cm 19.3673074382193cm)" svg:viewBox="0 0 2549 605" svg:d="M0 605c678-299 1613-48 2199-605l350 195-280 286-63 85">
          <text:p/>
        </draw:path>
        <draw:frame draw:style-name="gr22" draw:text-style-name="P1" draw:layer="layout" svg:width="1.75cm" svg:height="1cm" svg:x="8.75cm" svg:y="19.75cm">
          <draw:text-box>
            <text:p>aux</text:p>
          </draw:text-box>
        </draw:frame>
        <draw:frame draw:style-name="gr23" draw:text-style-name="P1" draw:layer="layout" svg:width="18.75cm" svg:height="2.75cm" svg:x="1.25cm" svg:y="21.5cm">
          <draw:text-box>
            <text:p>Como node→next→priority <text:s/>&lt; node→priority se rompe el ciclo lo cuál hace que se produzca la siguiente asignación</text:p>
            <text:p><text:tab/><text:tab/>aux→next = node; </text:p>
          </draw:text-box>
        </draw:frame>
        <draw:line draw:style-name="gr19" draw:text-style-name="P9" draw:layer="layout" svg:x1="1cm" svg:y1="24.5cm" svg:x2="20cm" svg:y2="24.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6T16:43:52.593906445</meta:creation-date>
    <dc:date>2024-07-06T17:55:07.013715381</dc:date>
    <meta:editing-duration>PT15S</meta:editing-duration>
    <meta:editing-cycles>1</meta:editing-cycles>
    <meta:document-statistic meta:object-count="158"/>
    <meta:generator>LibreOffice/24.2.4.2$Linux_X86_64 LibreOffice_project/420$Build-2</meta:generator>
  </office:meta>
</office:document-meta>
</file>